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DejaVu Sans" fo:font-size="12pt" style:font-size-asian="12pt" style:font-size-complex="12pt"/>
    </style:style>
    <style:style style:name="P2" style:family="paragraph" style:parent-style-name="Text_20_body">
      <style:text-properties style:font-name="DejaVu Sans" fo:font-size="12pt" officeooo:paragraph-rsid="000de686" style:font-size-asian="12pt" style:font-size-complex="12pt"/>
    </style:style>
    <style:style style:name="P3" style:family="paragraph" style:parent-style-name="Text_20_body">
      <style:text-properties style:font-name="DejaVu Sans" fo:font-size="14pt" fo:font-weight="bold" style:font-size-asian="14pt" style:font-weight-asian="bold" style:font-size-complex="14pt" style:font-weight-complex="bold"/>
    </style:style>
    <style:style style:name="T1" style:family="text">
      <style:text-properties style:text-underline-style="solid" style:text-underline-width="auto" style:text-underline-color="font-color" fo:font-weight="bold"/>
    </style:style>
    <style:style style:name="T2" style:family="text">
      <style:text-properties fo:color="#ff0000"/>
    </style:style>
    <style:style style:name="T3" style:family="text">
      <style:text-properties fo:color="#000000"/>
    </style:style>
    <style:style style:name="T4" style:family="text">
      <style:text-properties fo:color="#000000" fo:background-color="transparent" loext:char-shading-value="0"/>
    </style:style>
    <style:style style:name="T5" style:family="text">
      <style:text-properties style:font-name="DejaVu Sans"/>
    </style:style>
    <style:style style:name="T6" style:family="text">
      <style:text-properties style:font-name="DejaVu Sans" fo:font-size="12pt" style:font-size-asian="12pt" style:font-size-complex="12pt"/>
    </style:style>
    <style:style style:name="T7" style:family="text">
      <style:text-properties style:text-underline-style="none" fo:font-weight="bold"/>
    </style:style>
    <style:style style:name="T8" style:family="text">
      <style:text-properties fo:font-size="14pt" style:text-underline-style="none" fo:font-weight="bold" style:font-size-asian="14pt" style:font-size-complex="14pt"/>
    </style:style>
    <style:style style:name="T9" style:family="text">
      <style:text-properties officeooo:rsid="001b54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radoop</text:p>
      <text:p text:style-name="P1"><text:span text:style-name="T4">BOSS'20 workshop </text:span><text:span text:style-name="T9">(h</text:span>ttps://boss-workshop.github.io/boss-2020<text:span text:style-name="T9">)</text:span></text:p>
      <text:p text:style-name="P1"/>
      <text:p text:style-name="P3">Abstract</text:p>
      <text:p text:style-name="P1">Gradoop is a distributed, open source framework for complex graph analytics build on top of Apache Flink. It provides a graph data model which extends the widespread property graph model by the concept of graph collections and a set of operators. Operators, e.g., for pattern matching, graph transformations and structural grouping, as well as graph algorithms can be applied on a logical graph and graph collections. The flexible combination of these operators allows a declarative definition of graph analytical workflows that can be easily executed on a shared nothing Apache Flink cluster. </text:p>
      <text:p text:style-name="P1"/>
      <text:p text:style-name="P2"><text:span text:style-name="T8">Outline</text:span></text:p>
      <text:p text:style-name="P2">In the Gradoop tutorial you will learn about the key ideas in distributed graph analytics. For that purpose, we prepared several chapters where we shed light on how to get started, how to use our analytical operators and how to execute analytical pipelines with Gradoop. Each chapter contains two parts. First, an introduction and demonstration of the current topic and second, time for practice where you can apply the given knowledge to solve example analytical questions. During hands-on practice time, we are tuned to help and answer your questions. At the end of the tutorial session we will <text:span text:style-name="T3">give a deeper look into Gradoop's future development goals</text:span><text:span text:style-name="T2"> </text:span>and our ongoing research.</text:p>
      <text:p text:style-name="P1"/>
      <text:p text:style-name="P3">Technology</text:p>
      <text:p text:style-name="P1">Participants in the tutorial must have the following software installed: Java 11, Maven 3.*, Git and an IDE of your choice (IntelliJ preferred).</text:p>
      <text:p text:style-name="P3"/>
      <text:p text:style-name="P3">Presenters</text:p>
      <text:p text:style-name="Text_20_body"><text:span text:style-name="T6">Kevin Gomez, University of Leipzig, </text:span><text:a xlink:type="simple" xlink:href="mailto:gomez@informatik.uni-leipzig.de" office:target-frame-name="_blank" xlink:show="new" text:style-name="Internet_20_link" text:visited-style-name="Visited_20_Internet_20_Link"><text:span text:style-name="T6">gomez@informatik.uni-leipzig.</text:span></text:a></text:p>
      <text:p text:style-name="Text_20_body"><text:span text:style-name="T6">Christopher Rost, University of Leipzig, </text:span><text:a xlink:type="simple" xlink:href="mailto:rost@informatik.uni-leipzig.de" office:target-frame-name="_blank" xlink:show="new" text:style-name="Internet_20_link" text:visited-style-name="Visited_20_Internet_20_Link"><text:span text:style-name="T6">rost@informatik.uni-leipzig.de</text:span></text:a></text:p>
      <text:p text:style-name="P1"/>
      <text:p text:style-name="P3"/>
      <text:p text:style-name="P3"><text:soft-page-break/>Useful Links</text:p>
      <text:p text:style-name="P1"/>
      <text:p text:style-name="Text_20_body"><text:span text:style-name="T6">System's Github Repo: </text:span><text:a xlink:type="simple" xlink:href="http://www.gradoop.com/" office:target-frame-name="_blank" xlink:show="new" text:style-name="Internet_20_link" text:visited-style-name="Visited_20_Internet_20_Link"><text:span text:style-name="T6">http://www.gradoop.com</text:span></text:a></text:p>
      <text:p text:style-name="Text_20_body"><text:span text:style-name="T6">System's Wiki: </text:span><text:a xlink:type="simple" xlink:href="https://github.com/dbs-leipzig/gradoop/wiki" office:target-frame-name="_blank" xlink:show="new" text:style-name="Internet_20_link" text:visited-style-name="Visited_20_Internet_20_Link"><text:span text:style-name="T6">https://github.com/dbs-</text:span></text:a></text:p>
      <text:p text:style-name="Text_20_body"><text:span text:style-name="T6">Tutorial Repo: </text:span><text:a xlink:type="simple" xlink:href="https://github.com/dbs-leipzig/gradoop-tutorial" office:target-frame-name="_blank" xlink:show="new" text:style-name="Internet_20_link" text:visited-style-name="Visited_20_Internet_20_Link"><text:span text:style-name="T6">https://github.com/dbs-</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5T12:29:39.206020447</meta:creation-date>
    <dc:date>2020-07-25T12:43:52.231329496</dc:date>
    <meta:editing-duration>PT14M6S</meta:editing-duration>
    <meta:editing-cycles>11</meta:editing-cycles>
    <meta:generator>LibreOffice/6.1.5.2$Linux_X86_64 LibreOffice_project/10$Build-2</meta:generator>
    <meta:document-statistic meta:table-count="0" meta:image-count="0" meta:object-count="0" meta:page-count="2" meta:paragraph-count="15" meta:word-count="258" meta:character-count="1789" meta:non-whitespace-character-count="1545"/>
  </office:meta>
</office:document-meta>
</file>